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c700" officeooo:paragraph-rsid="001ac700"/>
    </style:style>
    <style:style style:name="P2" style:family="paragraph" style:parent-style-name="Standard">
      <style:text-properties officeooo:rsid="001c0636" officeooo:paragraph-rsid="001c0636"/>
    </style:style>
    <style:style style:name="P3" style:family="paragraph" style:parent-style-name="Standard">
      <style:text-properties officeooo:rsid="001f9af3" officeooo:paragraph-rsid="001f9af3"/>
    </style:style>
    <style:style style:name="P4" style:family="paragraph" style:parent-style-name="Standard">
      <style:text-properties officeooo:rsid="002293b9" officeooo:paragraph-rsid="002293b9"/>
    </style:style>
    <style:style style:name="P5" style:family="paragraph" style:parent-style-name="Standard">
      <style:text-properties officeooo:rsid="002396dc" officeooo:paragraph-rsid="002396dc"/>
    </style:style>
    <style:style style:name="P6" style:family="paragraph" style:parent-style-name="Standard">
      <style:text-properties officeooo:rsid="0024d3b2" officeooo:paragraph-rsid="0057733c"/>
    </style:style>
    <style:style style:name="P7" style:family="paragraph" style:parent-style-name="Standard">
      <style:text-properties officeooo:rsid="002a3f46" officeooo:paragraph-rsid="002a3f46"/>
    </style:style>
    <style:style style:name="P8" style:family="paragraph" style:parent-style-name="Standard">
      <style:text-properties officeooo:rsid="002e3f57" officeooo:paragraph-rsid="002e3f57"/>
    </style:style>
    <style:style style:name="P9" style:family="paragraph" style:parent-style-name="Standard">
      <style:text-properties officeooo:rsid="0030232a" officeooo:paragraph-rsid="0030232a"/>
    </style:style>
    <style:style style:name="P10" style:family="paragraph" style:parent-style-name="Standard">
      <style:text-properties officeooo:rsid="003ca66b" officeooo:paragraph-rsid="00467eb9"/>
    </style:style>
    <style:style style:name="P11" style:family="paragraph" style:parent-style-name="Standard">
      <style:text-properties officeooo:rsid="003ca66b" officeooo:paragraph-rsid="00484068"/>
    </style:style>
    <style:style style:name="P12" style:family="paragraph" style:parent-style-name="Standard">
      <style:text-properties officeooo:rsid="003da1b4" officeooo:paragraph-rsid="00484068"/>
    </style:style>
    <style:style style:name="P13" style:family="paragraph" style:parent-style-name="Standard">
      <style:text-properties officeooo:rsid="005a341f" officeooo:paragraph-rsid="005a341f"/>
    </style:style>
    <style:style style:name="P14" style:family="paragraph" style:parent-style-name="Standard">
      <style:text-properties officeooo:rsid="00214492" officeooo:paragraph-rsid="0024d3b2"/>
    </style:style>
    <style:style style:name="P15" style:family="paragraph" style:parent-style-name="Preformatted_20_Text">
      <style:text-properties officeooo:rsid="00089b15" officeooo:paragraph-rsid="00484068"/>
    </style:style>
    <style:style style:name="P16" style:family="paragraph" style:parent-style-name="Preformatted_20_Text">
      <style:text-properties officeooo:rsid="00089b15" officeooo:paragraph-rsid="004ce406"/>
    </style:style>
    <style:style style:name="P17" style:family="paragraph" style:parent-style-name="Preformatted_20_Text">
      <style:paragraph-properties fo:margin-top="0cm" fo:margin-bottom="0.499cm" loext:contextual-spacing="false"/>
      <style:text-properties style:font-name="Times New Roman" fo:font-size="12pt" officeooo:rsid="0021fdab" officeooo:paragraph-rsid="00484068" style:font-size-asian="10.5pt" style:font-size-complex="12pt"/>
    </style:style>
    <style:style style:name="P18" style:family="paragraph" style:parent-style-name="Preformatted_20_Text">
      <style:paragraph-properties fo:margin-top="0cm" fo:margin-bottom="0.499cm" loext:contextual-spacing="false"/>
      <style:text-properties style:font-name="Times New Roman" fo:font-size="12pt" officeooo:rsid="0021fdab" officeooo:paragraph-rsid="004ce406" style:font-size-asian="10.5pt" style:font-size-complex="12pt"/>
    </style:style>
    <style:style style:name="P19" style:family="paragraph" style:parent-style-name="Preformatted_20_Text">
      <style:paragraph-properties fo:margin-top="0cm" fo:margin-bottom="0.499cm" loext:contextual-spacing="false"/>
      <style:text-properties style:font-name="Times New Roman" fo:font-size="12pt" officeooo:rsid="005cc394" officeooo:paragraph-rsid="005cc394" style:font-size-asian="10.5pt" style:font-size-complex="12pt"/>
    </style:style>
    <style:style style:name="P20" style:family="paragraph" style:parent-style-name="Preformatted_20_Text">
      <style:paragraph-properties fo:margin-top="0cm" fo:margin-bottom="0.499cm" loext:contextual-spacing="false"/>
      <style:text-properties style:font-name="Times New Roman" fo:font-size="12pt" officeooo:rsid="005e0291" officeooo:paragraph-rsid="005e0291" style:font-size-asian="10.5pt" style:font-size-complex="12pt"/>
    </style:style>
    <style:style style:name="P21" style:family="paragraph" style:parent-style-name="Preformatted_20_Text">
      <style:paragraph-properties fo:margin-top="0cm" fo:margin-bottom="0.499cm" loext:contextual-spacing="false"/>
      <style:text-properties style:font-name="Times New Roman" fo:font-size="12pt" officeooo:rsid="006320b0" officeooo:paragraph-rsid="006320b0" style:font-size-asian="10.5pt" style:font-size-complex="12pt"/>
    </style:style>
    <style:style style:name="P22" style:family="paragraph" style:parent-style-name="Preformatted_20_Text">
      <style:paragraph-properties fo:margin-top="0cm" fo:margin-bottom="0.499cm" loext:contextual-spacing="false"/>
      <style:text-properties style:font-name="Times New Roman" fo:font-size="12pt" officeooo:rsid="0063d6ed" officeooo:paragraph-rsid="0063d6ed" style:font-size-asian="10.5pt" style:font-size-complex="12pt"/>
    </style:style>
    <style:style style:name="P23" style:family="paragraph" style:parent-style-name="Preformatted_20_Text">
      <style:paragraph-properties fo:margin-top="0cm" fo:margin-bottom="0.499cm" loext:contextual-spacing="false"/>
      <style:text-properties style:font-name="Times New Roman" fo:font-size="12pt" officeooo:rsid="006654f0" officeooo:paragraph-rsid="006d0442" style:font-size-asian="10.5pt" style:font-size-complex="12pt"/>
    </style:style>
    <style:style style:name="P24" style:family="paragraph" style:parent-style-name="Preformatted_20_Text">
      <style:paragraph-properties fo:margin-top="0cm" fo:margin-bottom="0.499cm" loext:contextual-spacing="false"/>
      <style:text-properties style:font-name="Times New Roman" fo:font-size="12pt" officeooo:rsid="00711c47" officeooo:paragraph-rsid="00711c47" style:font-size-asian="10.5pt" style:font-size-complex="12pt"/>
    </style:style>
    <style:style style:name="P25" style:family="paragraph" style:parent-style-name="Preformatted_20_Text">
      <style:paragraph-properties fo:margin-top="0cm" fo:margin-bottom="0.499cm" loext:contextual-spacing="false"/>
      <style:text-properties style:font-name="Times New Roman" fo:font-size="12pt" officeooo:rsid="007290cb" officeooo:paragraph-rsid="007290cb" style:font-size-asian="10.5pt" style:font-size-complex="12pt"/>
    </style:style>
    <style:style style:name="P26" style:family="paragraph" style:parent-style-name="Preformatted_20_Text">
      <style:paragraph-properties fo:margin-top="0cm" fo:margin-bottom="0.499cm" loext:contextual-spacing="false"/>
      <style:text-properties style:font-name="Times New Roman" fo:font-size="12pt" officeooo:rsid="0074e899" officeooo:paragraph-rsid="0074e899" style:font-size-asian="10.5pt" style:font-size-complex="12pt"/>
    </style:style>
    <style:style style:name="P27" style:family="paragraph" style:parent-style-name="Preformatted_20_Text">
      <style:paragraph-properties fo:margin-top="0cm" fo:margin-bottom="0.499cm" loext:contextual-spacing="false"/>
      <style:text-properties style:font-name="Times New Roman" fo:font-size="12pt" officeooo:rsid="0068cc10" officeooo:paragraph-rsid="006d0442" style:font-size-asian="10.5pt" style:font-size-complex="12pt"/>
    </style:style>
    <style:style style:name="P28" style:family="paragraph" style:parent-style-name="Preformatted_20_Text">
      <style:paragraph-properties fo:margin-top="0cm" fo:margin-bottom="0.499cm" loext:contextual-spacing="false"/>
      <style:text-properties style:font-name="Times New Roman" fo:font-size="12pt" officeooo:rsid="0081ec66" officeooo:paragraph-rsid="0081ec66" style:font-size-asian="10.5pt" style:font-size-complex="12pt"/>
    </style:style>
    <style:style style:name="P29" style:family="paragraph" style:parent-style-name="Standard">
      <style:text-properties officeooo:rsid="0030232a" officeooo:paragraph-rsid="0092f943"/>
    </style:style>
    <style:style style:name="P30" style:family="paragraph" style:parent-style-name="Standard">
      <style:text-properties officeooo:rsid="0025ac2f" officeooo:paragraph-rsid="00936ebe"/>
    </style:style>
    <style:style style:name="P31" style:family="paragraph" style:parent-style-name="Preformatted_20_Text">
      <style:text-properties officeooo:rsid="00089b15" officeooo:paragraph-rsid="00880314"/>
    </style:style>
    <style:style style:name="P32" style:family="paragraph" style:parent-style-name="Preformatted_20_Text">
      <style:text-properties officeooo:rsid="00089b15" officeooo:paragraph-rsid="008854e0"/>
    </style:style>
    <style:style style:name="P33" style:family="paragraph" style:parent-style-name="Preformatted_20_Text">
      <style:text-properties officeooo:rsid="00089b15" officeooo:paragraph-rsid="008dc867"/>
    </style:style>
    <style:style style:name="P34" style:family="paragraph" style:parent-style-name="Preformatted_20_Text">
      <style:paragraph-properties fo:margin-top="0cm" fo:margin-bottom="0.499cm" loext:contextual-spacing="false"/>
      <style:text-properties style:font-name="Times New Roman" fo:font-size="12pt" officeooo:rsid="0021fdab" officeooo:paragraph-rsid="00484068" style:font-size-asian="10.5pt" style:font-size-complex="12pt"/>
    </style:style>
    <style:style style:name="P35" style:family="paragraph" style:parent-style-name="Preformatted_20_Text">
      <style:paragraph-properties fo:margin-top="0cm" fo:margin-bottom="0.499cm" loext:contextual-spacing="false"/>
      <style:text-properties style:font-name="Times New Roman" fo:font-size="12pt" officeooo:rsid="0021fdab" officeooo:paragraph-rsid="00880314" style:font-size-asian="10.5pt" style:font-size-complex="12pt"/>
    </style:style>
    <style:style style:name="P36" style:family="paragraph" style:parent-style-name="Preformatted_20_Text">
      <style:paragraph-properties fo:margin-top="0cm" fo:margin-bottom="0.499cm" loext:contextual-spacing="false"/>
      <style:text-properties style:font-name="Times New Roman" fo:font-size="12pt" officeooo:rsid="0021fdab" officeooo:paragraph-rsid="008854e0" style:font-size-asian="10.5pt" style:font-size-complex="12pt"/>
    </style:style>
    <style:style style:name="P37" style:family="paragraph" style:parent-style-name="Preformatted_20_Text">
      <style:paragraph-properties fo:margin-top="0cm" fo:margin-bottom="0.499cm" loext:contextual-spacing="false"/>
      <style:text-properties style:font-name="Times New Roman" fo:font-size="12pt" officeooo:rsid="0021fdab" officeooo:paragraph-rsid="008dc867" style:font-size-asian="10.5pt" style:font-size-complex="12pt"/>
    </style:style>
    <style:style style:name="P38" style:family="paragraph" style:parent-style-name="Preformatted_20_Text">
      <style:paragraph-properties fo:margin-top="0cm" fo:margin-bottom="0.499cm" loext:contextual-spacing="false"/>
      <style:text-properties style:font-name="Times New Roman" fo:font-size="12pt" officeooo:rsid="004fa5f7" officeooo:paragraph-rsid="009174db" style:font-size-asian="10.5pt" style:font-size-complex="12pt"/>
    </style:style>
    <style:style style:name="P39" style:family="paragraph" style:parent-style-name="Preformatted_20_Text">
      <style:paragraph-properties fo:margin-top="0cm" fo:margin-bottom="0.499cm" loext:contextual-spacing="false"/>
      <style:text-properties style:font-name="Times New Roman" fo:font-size="12pt" officeooo:rsid="0059fedb" officeooo:paragraph-rsid="0059fedb" style:font-size-asian="10.5pt" style:font-size-complex="12pt"/>
    </style:style>
    <style:style style:name="P40" style:family="paragraph" style:parent-style-name="Preformatted_20_Text">
      <style:paragraph-properties fo:margin-top="0cm" fo:margin-bottom="0.499cm" loext:contextual-spacing="false"/>
      <style:text-properties style:font-name="Times New Roman" fo:font-size="12pt" officeooo:rsid="0076bd5c" officeooo:paragraph-rsid="009545da" style:font-size-asian="10.5pt" style:font-size-complex="12pt"/>
    </style:style>
    <style:style style:name="T1" style:family="text">
      <style:text-properties officeooo:rsid="001df1f8"/>
    </style:style>
    <style:style style:name="T2" style:family="text">
      <style:text-properties officeooo:rsid="001fc891"/>
    </style:style>
    <style:style style:name="T3" style:family="text">
      <style:text-properties officeooo:rsid="002406ae"/>
    </style:style>
    <style:style style:name="T4" style:family="text">
      <style:text-properties officeooo:rsid="0025ac2f"/>
    </style:style>
    <style:style style:name="T5" style:family="text">
      <style:text-properties officeooo:rsid="002d784d"/>
    </style:style>
    <style:style style:name="T6" style:family="text">
      <style:text-properties officeooo:rsid="0030f0a4"/>
    </style:style>
    <style:style style:name="T7" style:family="text">
      <style:text-properties officeooo:rsid="0039c02a"/>
    </style:style>
    <style:style style:name="T8" style:family="text">
      <style:text-properties officeooo:rsid="003da1b4"/>
    </style:style>
    <style:style style:name="T9" style:family="text">
      <style:text-properties officeooo:rsid="003154f8"/>
    </style:style>
    <style:style style:name="T10" style:family="text">
      <style:text-properties officeooo:rsid="0050ad58"/>
    </style:style>
    <style:style style:name="T11" style:family="text">
      <style:text-properties officeooo:rsid="0055ba79"/>
    </style:style>
    <style:style style:name="T12" style:family="text">
      <style:text-properties officeooo:rsid="0057733c"/>
    </style:style>
    <style:style style:name="T13" style:family="text">
      <style:text-properties officeooo:rsid="005a6e1d"/>
    </style:style>
    <style:style style:name="T14" style:family="text">
      <style:text-properties officeooo:rsid="005a98a7"/>
    </style:style>
    <style:style style:name="T15" style:family="text">
      <style:text-properties officeooo:rsid="005c6d6c"/>
    </style:style>
    <style:style style:name="T16" style:family="text">
      <style:text-properties officeooo:rsid="005dc1db"/>
    </style:style>
    <style:style style:name="T17" style:family="text">
      <style:text-properties officeooo:rsid="005e92fb"/>
    </style:style>
    <style:style style:name="T18" style:family="text">
      <style:text-properties officeooo:rsid="00634698"/>
    </style:style>
    <style:style style:name="T19" style:family="text">
      <style:text-properties officeooo:rsid="0064297d"/>
    </style:style>
    <style:style style:name="T20" style:family="text">
      <style:text-properties officeooo:rsid="006654f0"/>
    </style:style>
    <style:style style:name="T21" style:family="text">
      <style:text-properties officeooo:rsid="0068cc10"/>
    </style:style>
    <style:style style:name="T22" style:family="text">
      <style:text-properties officeooo:rsid="007372dd"/>
    </style:style>
    <style:style style:name="T23" style:family="text">
      <style:text-properties officeooo:rsid="00756cc3"/>
    </style:style>
    <style:style style:name="T24" style:family="text">
      <style:text-properties officeooo:rsid="00776096"/>
    </style:style>
    <style:style style:name="T25" style:family="text">
      <style:text-properties officeooo:rsid="0078ab35"/>
    </style:style>
    <style:style style:name="T26" style:family="text">
      <style:text-properties officeooo:rsid="007cee63"/>
    </style:style>
    <style:style style:name="T27" style:family="text">
      <style:text-properties officeooo:rsid="007dad42"/>
    </style:style>
    <style:style style:name="T28" style:family="text">
      <style:text-properties officeooo:rsid="00804070"/>
    </style:style>
    <style:style style:name="T29" style:family="text">
      <style:text-properties officeooo:rsid="008695b3"/>
    </style:style>
    <style:style style:name="T30" style:family="text">
      <style:text-properties officeooo:rsid="00880314"/>
    </style:style>
    <style:style style:name="T31" style:family="text">
      <style:text-properties officeooo:rsid="008854e0"/>
    </style:style>
    <style:style style:name="T32" style:family="text">
      <style:text-properties fo:font-weight="bold" officeooo:rsid="0078ab35" style:font-weight-asian="bold" style:font-weight-complex="bold"/>
    </style:style>
    <style:style style:name="T33" style:family="text">
      <style:text-properties officeooo:rsid="0089be5b"/>
    </style:style>
    <style:style style:name="T34" style:family="text">
      <style:text-properties officeooo:rsid="008add13"/>
    </style:style>
    <style:style style:name="T35" style:family="text">
      <style:text-properties officeooo:rsid="008cdac2"/>
    </style:style>
    <style:style style:name="T36" style:family="text">
      <style:text-properties officeooo:rsid="008dc867"/>
    </style:style>
    <style:style style:name="T37" style:family="text">
      <style:text-properties officeooo:rsid="008dfad1"/>
    </style:style>
    <style:style style:name="T38" style:family="text">
      <style:text-properties officeooo:rsid="008f897b"/>
    </style:style>
    <style:style style:name="T39" style:family="text">
      <style:text-properties officeooo:rsid="00936e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eine auf Reisen – <text:span text:style-name="T2">so hat mich die Zeit geprägt</text:span></text:p>
      <text:p text:style-name="P1"/>
      <text:p text:style-name="P2">Diesen Blog-Eintrag möchte ich dazu nutzen, um dich ein bisschen darüber aufzuklären, was bei mir **die letzten Wochen** abging, wie es dazu kam, dass ich <text:span text:style-name="T11">von Nord-Spanien aus</text:span> **allein weiter gereist** bin und was diese **wichtige Erfahrung** mit mir angestellt hat. <text:span text:style-name="T1">Dabei möchte ich betonen, dass das allein meine Ansichten sind, die von niemand anderem geteilt werden müssen, trotzdem empfinde ich es als ein wichtiges Thema, das ich gerne mit dir teile :-) <text:s text:c="5"/></text:span></text:p>
      <text:p text:style-name="P3"/>
      <text:p text:style-name="P3">## <text:span text:style-name="T2">Weg vom Bus: Los geht’s mit Rucksack und Zelt nach Teneriffa – so kam's dazu</text:span></text:p>
      <text:p text:style-name="P3"/>
      <text:p text:style-name="P5">Schon während wir in Spanien und Marokko unterwegs waren, <text:span text:style-name="T3">merkten wir, dass wir uns gegenseitig immer mehr von dem abhielten, was wir wirklich machen wollten. Immer wieder stellte ich mir die Frage, ob ich wirklich **glücklich** bin, hätte so gerne mit „Ja!“ darauf geantwortet, doch konnte dies leider nicht. Und Cale ging es im Endeffekt genauso. <text:s text:c="4"/></text:span></text:p>
      <text:p text:style-name="P6">Als wir also nach der Zeit in Portugal entschieden, getrennte Wege zu gehen – so schwer uns das auch nach <text:span text:style-name="T7">über</text:span> fünf Jahren Beziehung fiel – <text:span text:style-name="T4">fasste ich endlich den **Mut**, alleine weiterzureisen und endlich mal das zu tun, worauf ich **am meisten Lust** hatte. <text:s text:c="6"/></text:span></text:p>
      <text:p text:style-name="P6"/>
      <text:p text:style-name="P13">## <text:span text:style-name="T13">Ich überwinde meine Scheu und gehe endlich meinen Weg</text:span></text:p>
      <text:p text:style-name="P13"/>
      <text:p text:style-name="P30">Also überwand ich **meine Schüchternheit** und schrieb eine Email an Catherine und Denis von „[Veganfeeling]“. Über YouTube hatte ich von ihrem <text:span text:style-name="T25">[</text:span>Rohkost-Retreat <text:a xlink:type="simple" xlink:href="https://www.youtube.com/watch?v=YTHh_buIwYQ" text:style-name="Internet_20_link" text:visited-style-name="Visited_20_Internet_20_Link"><text:span text:style-name="T39">https://www.youtube.com/watch?v=YTHh_buIwYQ</text:span></text:a><text:span text:style-name="T39"> ](</text:span><text:span text:style-name="T32">Trailer!!!</text:span><text:span text:style-name="T25">)</text:span> auf Teneriffa erfahren und war durch dessen **ganzheitliche Ausrichtung** (rohvegane Ernährung, Yoga, Meditation, Selbstliebe-Workshops) gleich davon überzeugt, dass das ein **unterstützensw<text:span text:style-name="T26">ertes Projekt **</text:span>ist. Ich bot ihnen an, spontan nach Teneriffa zu kommen, um ihnen bei den Vorbereitungen und auch während des Retreats unterstützend zur Seite zu stehen. Sie freuten sich sehr über meine Nachricht und als ich dann noch meinte, dass ich einfach mit Zelt kommen könne und keine Unterkunft bräuchte, nahmen sie das Angebot dankend an. Das zeigte mir, dass ich noch viel mehr auf Leute zugehen und die **Initiative ergreifen** sollte, um einfach mal was zu wagen – alles andere kommt dann ganz von selbst :-) <text:s text:c="3"/></text:p>
      <text:p text:style-name="P7">Dieses Event hatte mich <text:span text:style-name="T5">während dieser emotionalen Phase</text:span> gleich richtig aufgefangen und einen **großen Wandel** in meinem Leben eingeläutet. </text:p>
      <text:p text:style-name="P14"/>
      <text:p text:style-name="P4">## <text:span text:style-name="T5">Veränderte Eigenwahrnehmung durch Komplettpaket im Retreat</text:span></text:p>
      <text:p text:style-name="P4"/>
      <text:p text:style-name="P10">Während des Retreats gab es unheimlich viel zu tun. Zusammen mit Felix unterstützte ich Catherine und Denis in der Küche <text:span text:style-name="T12">und bei allem Drumherum, was sonst noch so anfiel</text:span>. Smoothies, rohveganes Sushi, Pizza, Flammkuchen, Wraps und so viele Leckereien mehr <text:span text:style-name="T8">wurden währenddessen zubereitet. </text:span></text:p>
      <text:p text:style-name="P10"/>
      <text:p text:style-name="P15">{{&lt; figure src="/img/blog/<text:span text:style-name="T29">AusblickRetreat.JPG</text:span>" title="<text:span text:style-name="T30">Bei so einem Ausblick kann es einem nur gut gehen</text:span>"</text:p>
      <text:p text:style-name="P17">alt="<text:span text:style-name="T30">Blick auf den Ozean</text:span>" &gt;}}</text:p>
      <text:p text:style-name="P15">{{&lt; figure src="/img/blog/<text:span text:style-name="T30">Bananenwraps.JPG</text:span>" title="<text:span text:style-name="T33">Leckere rohvegane Bananenwraps mit Erdbeersoße</text:span>"</text:p>
      <text:p text:style-name="P17">alt="<text:span text:style-name="T33">Wraps aus Banane auf Teller angerichtet</text:span>" &gt;}}</text:p>
      <text:p text:style-name="P31">{{&lt; figure src="/img/blog/<text:span text:style-name="T30">ChiaPudding.JPG</text:span>" title="<text:span text:style-name="T33">Chiapudding und Smoothie zum Frühstück</text:span>"</text:p>
      <text:p text:style-name="P35">alt="<text:span text:style-name="T33">Gläser mit Chiapudding gefüllt</text:span>" &gt;}}</text:p>
      <text:p text:style-name="P31"><text:soft-page-break/>{{&lt; figure src="/img/blog/<text:span text:style-name="T31">Snickerskuchen.JPG</text:span>" title="<text:span text:style-name="T33">Der Oberkracher: Rohvegane Snickers-Torte</text:span>"</text:p>
      <text:p text:style-name="P35">alt="<text:span text:style-name="T33">Rohvegane Torte im Snickers-Stil</text:span>" &gt;}}</text:p>
      <text:p text:style-name="P12">Außerdem gab es jeden Morgen **Kundalini-Yoga**, verschiedene Meditationen, Ausflüge zum Teide und zum Strand, **<text:span text:style-name="T12">Rohkost-</text:span>Workshops** – ach wir haben so viel erlebt in dieser Zeit – und jeder hat von jedem gelernt. Es war eine unglaublich schöne, intensive Zeit, die in jedem Teilnehmer, aber auch in mir selbst als Helfer so viel bewegt hat. </text:p>
      <text:p text:style-name="P11"/>
      <text:p text:style-name="P15">{{&lt; figure src="/img/blog/<text:span text:style-name="T31">GruppeRetreat.JPG</text:span>" title="<text:span text:style-name="T33">Die Retreat-Gang am Strand</text:span>"</text:p>
      <text:p text:style-name="P17">alt="<text:span text:style-name="T33">Menschengruppe am Strand</text:span>" &gt;}}</text:p>
      <text:p text:style-name="P32">{{&lt; figure src="/img/blog/<text:span text:style-name="T31">AusblickTeide.JPG</text:span>" title="<text:span text:style-name="T33">Über den Wolken: Ausflug zum Teide (Vulkan)</text:span>"</text:p>
      <text:p text:style-name="P36">alt="<text:span text:style-name="T34">Blick auf die Wolkendecke</text:span>" &gt;}}</text:p>
      <text:p text:style-name="P32">{{&lt; figure src="/img/blog/<text:span text:style-name="T31">Sushi.JPG</text:span>" title="<text:span text:style-name="T34">Rohveganer Käse und Süßkartoffel-Sushi</text:span>"</text:p>
      <text:p text:style-name="P36">alt="<text:span text:style-name="T34">Leckereien auf einem Tisch</text:span>" &gt;}}</text:p>
      <text:p text:style-name="P32">{{&lt; figure src="/img/blog/<text:span text:style-name="T31">Papaya.JPG</text:span>" title="<text:span text:style-name="T34">Täglich Papaya zum Frühstück – ein Traum</text:span>"</text:p>
      <text:p text:style-name="P36">alt="<text:span text:style-name="T34">Papaya dekoriert mit Minze und Himbeeren</text:span>" &gt;}}</text:p>
      <text:p text:style-name="P12">Allein die Ernährungsumstellung auf Rohkost hatte bei mir schon einen so positiven Effekt, dann dazu noch täglich Yoga und Meditation, was mir noch mehr Energie lieferte … Plus die drei Selbstliebe-Workshops, die sich perfekt ergänzt hatten, ließen uns an unseren **Selbstwertgefühlen** arbeiten und trugen ihren Teil dazu bei, dass wir alle noch viel strahlender und glücklicher als vorher und mit einzigartigen Erfahrungen aus dem Retreat nach Hause gingen – <text:span text:style-name="T14">mit ganz viel **Dankbarkeit** in uns</text:span>. </text:p>
      <text:p text:style-name="P4"/>
      <text:p text:style-name="P8">## <text:span text:style-name="T15">Noch mehr Inspiration auf meinem Weg der Selbstfindung</text:span></text:p>
      <text:p text:style-name="P8"/>
      <text:p text:style-name="P29">In der Zeit nach dem Retreat konnte <text:span text:style-name="T6">ich bei Sandhya und Benni in Santa Ursula unterkommen, und hatte auch da noch einmal eine mega inspirierende Zeit – nicht zuletzt dadurch, dass Sandy und ich uns gleich so gut verstanden als würden wir uns schon Ewigkeiten kennen. Die beiden sind mit ihren zwei unheimlich süßen Kids auf Weltreise unterwegs, folgen klar ihren Bestimmungen und sind nebenbei durch ihren YouTube-Kanal „[LifewithSandyandBenni </text:span><text:a xlink:type="simple" xlink:href="https://www.youtube.com/channel/UCnmx2KFVQdK5bvs8ZczQ0Vw" text:style-name="Internet_20_link" text:visited-style-name="Visited_20_Internet_20_Link"><text:span text:style-name="T6">https://www.youtube.com/channel/UCnmx2KFVQdK5bvs8ZczQ0Vw</text:span></text:a><text:span text:style-name="T6"> ]“ bekannt. In Sandhya habe ich eine besondere (Yoga-)Freundin auf gleicher Wellenlänge gefunden, mit der es mir ganz besonders leicht gefallen ist, positiv zu bleiben und mehr Vertrauen in das zu bekommen, was ich tue. <text:s text:c="8"/></text:span></text:p>
      <text:p text:style-name="P9"/>
      <text:p text:style-name="P16">{{&lt; figure src="/img/blog/<text:span text:style-name="T35">Yoga.JPG</text:span>" title="<text:span text:style-name="T36">Partner-Yoga bei Sonnenuntergang mit Sandy</text:span>"</text:p>
      <text:p text:style-name="P18">alt="<text:span text:style-name="T36">2 Frauen machen Yoga auf Terrasse bei Sonnenuntergang</text:span>" &gt;}}</text:p>
      <text:p text:style-name="P38"><text:span text:style-name="T15">Wie es das Schicksal so möchte, bin ich d</text:span>urch die beiden dann in Kontakt mit Michael <text:span text:style-name="T10">und Yasmin getreten. Seit letztem Jahr errichten sie ein **ökologisches Zentrum** auf der [Finca Luz Serena </text:span><text:a xlink:type="simple" xlink:href="http://serenelightgardens.org/en/the-project/" text:style-name="Internet_20_link" text:visited-style-name="Visited_20_Internet_20_Link"><text:span text:style-name="T10">http://serenelightgardens.org/en/the-project/</text:span></text:a><text:span text:style-name="T10"> ] in Bajamar auf, das dem **Nachhaltigkeitsprinzip** folgend, mithilfe von **Permakultur** aufgeforstet und der lehmige Boden fruchtbar gemacht wird. So soll der Grundstein für ein Öko-Dorf gelegt werden. An der Seite von vier weiteren Volunteer-Workern durfte ich dort helfen, Bewässerungsanlagen zu verlegen, zu mulchen, zu wässern, einen Hühnerstall zu bauen, zu kochen und was sonst noch alles in einer solchen </text:span><text:soft-page-break/><text:span text:style-name="T10">Gemeinschaft anfällt. Die Aufgaben waren unglaublich abwechslungs- und vor allem lehrreich. </text:span></text:p>
      <text:p text:style-name="P33">{{&lt; figure src="/img/blo<text:span text:style-name="T36">g/Yogaplattform.JPG</text:span>" title="<text:span text:style-name="T37">Yogaplattform für die tägliche morgendliche Yogapraxis</text:span>"</text:p>
      <text:p text:style-name="P37">alt="<text:span text:style-name="T37">Yogaplattform</text:span>" &gt;}}</text:p>
      <text:p text:style-name="P33">{{&lt; figure src="/img/blog/<text:span text:style-name="T36">Duschanlage.JPG</text:span>" title="<text:span text:style-name="T37">Selbstgebaute Duschanlage aus bunten Flaschen</text:span>"</text:p>
      <text:p text:style-name="P37">alt="<text:span text:style-name="T37">Outdoor-Dusche aus Glasflaschen gebaut</text:span>" &gt;}}</text:p>
      <text:p text:style-name="P33">{{&lt; figure src="/img/blog/<text:span text:style-name="T36">Palmenhaus.JPG</text:span>" title="<text:span text:style-name="T37">Gemütliche Palmenhütte</text:span>"</text:p>
      <text:p text:style-name="P37">alt="<text:span text:style-name="T9">Palmenhütte in Öko-Community</text:span>" &gt;}}</text:p>
      <text:p text:style-name="P39">Schon so lange hatte ich Lust gehabt, in einem **Ökodorf** mit zu arbeiten, da ich mir auch selbst vorstellen kann, später einen so nachhaltigen Ort zu erschaffen. Umso interessanter war es, zu sehen, was alles bedacht werden muss – da weiß man es gleich viel mehr zu würdigen, wie viel Schweiß und Herzblut Michael und Yasmin in das Öko-Projekt stecken…</text:p>
      <text:p text:style-name="P33">{{&lt; figure src="/img/blog/<text:span text:style-name="T36">Bajamar-Strand.JPG</text:span>" title="<text:span text:style-name="T9">Strand von Bajamar– 5 Minuten zu Fuß von Luz Serena entfernt</text:span>"</text:p>
      <text:p text:style-name="P37">alt="<text:span text:style-name="T38">Riesige Welle trifft auf Strand</text:span>" &gt;}}</text:p>
      <text:p text:style-name="P19">## <text:span text:style-name="T16">Was hat mir das Reisen allein gebracht?</text:span></text:p>
      <text:p text:style-name="P21">1. Mehr (Selbst-)Bewusstsein durch Eigenverantwortung</text:p>
      <text:p text:style-name="P20">Auch wenn es erstmal nur <text:span text:style-name="T20">zweieinhalb Monate</text:span> <text:span text:style-name="T17">waren, die ich „allein“ unterwegs war, bin ich in der Zeit schon unheimlich **an mir selbst gewachsen** – das hatte ich vorher nicht erwartet. Schon alleine das Gefühl, nun ganz selbst verantwortlich für sein Leben zu sein, hat mir zu mehr Selbstbewusstsein verholfen. Ich habe einfach gesehen: Ich kann das! Vorher habe ich bestimmte Aufgaben immer auf Cale abgewälzt, da ich zum Beispiel meist zu schüchtern war, um auf fremde Personen zuzugehen, geschweige denn das noch in einem mir unbekannten Land zu tun… Doch auf sich allein gestellt, entwickelt man Fähigkeiten, die man selbst über Jahre hinweg ganz tief in sich vergraben hat. Ich glaube, schon allein dieser Punkt reicht, um als Frau einfach mal allein unterwegs zu sein und in seine Kraft zu finden :-)</text:span></text:p>
      <text:p text:style-name="P21">2. <text:span text:style-name="T18">Selbstliebe-Paket als Grundvoraussetzung</text:span></text:p>
      <text:p text:style-name="P22">Mit meinen nun „neu entdeckten“ Fähigkeiten fiel es mir plötzlich viel leichter, <text:span text:style-name="T19">auch Positives an mir selbst zu sehen und auszusprechen. Vorher kamen mir immer nur die negativen Dinge und Eigenschaften in den Sinn. Vor allem Yoga, Meditation und Sport haben in den ersten Tagen allein den positiven Wandel in mir noch verstärkt. <text:s text:c="4"/></text:span></text:p>
      <text:p text:style-name="P23">Da kamen dann die **Selbstliebe-Workshops** im Retreat auf Teneriffa wie gerufen. <text:span text:style-name="T21">Durch diese habe ich erst richtig verinnerlicht, wie wichtig es für uns Frauen ist, in unserer Mitte zu sein – also das heißt für mich, mit sich selbst im Reinen zu sein. **Bewusst zu reflektieren**, Dankbarkeit und **Anerkennung** für die positiven Eigenschaften zu empfinden und sich auch wirklich innerlich dafür zu schätzen und jeder Zelle in unserem Organismus zu signalisieren: **Danke, dass du ein Teil von mir bist!** Und natürlich werden auch die negativen Stimmen gehört, mit denen dann ganz bewusst gearbeitet werden kann. <text:s text:c="4"/></text:span></text:p>
      <text:p text:style-name="P27"><text:span text:style-name="T28">M</text:span>ir ist außerdem bewusst geworden, wie wichtig Selbstliebe für unsere Gesundheit ist. Wenn ich mir selbst mit **Zufriedenheit und positiven Gedanken** gegenübertrete, ist die Resonanz meines <text:soft-page-break/>Körpers auch dementsprechend. Genauso lässt sich auch unsere Stimmung künstlich heben, indem wir uns immer wieder daran erinnern, zu **lächeln**! Unsere Mundwinkel zu einem breiten Grinsen zu formen, wirkt sich nicht nur auf uns selbst sondern auch auf unsere Umwelt aus – die sicherlich erstmal irritiert ist, doch danach gilt: **Was wir an unsere Umwelt aussenden, kommt auch gespiegelt zu uns zurück.** <text:s text:c="5"/></text:p>
      <text:p text:style-name="P24">3. Die Kraft unserer Gedanken ist nicht zu unterschätzen</text:p>
      <text:p text:style-name="P25">Noch dazu habe ich erkannt, dass <text:span text:style-name="T22">mein **Un(ter)bewusstsein** immer noch ziemlich stark ist. Also habe ich begonnen, mehr auf die **innere Stimme** zu hören, die sich ab und zu zu Wort meldet – auch bekannt als **Intuition**. Oftmals hat sich das, was mir dabei in den Sinn kam, später als richtig herausgestellt, ich hatte dem aber keine Beachtung geschenkt. <text:s text:c="5"/></text:span></text:p>
      <text:p text:style-name="P26"><text:span text:style-name="T27">Außerdem</text:span> versuche ich, meine Gedanken besser zu ordnen und zusammen mit meine<text:span text:style-name="T23">n</text:span> Zielen möglichst genau zu formulieren und schriftlich festzuhalten. So verfestigt sich ein Bild von dem, was ich erreichen möchte, in meinem Kopf <text:span text:style-name="T23">und ich kann meine Handlungen danach abstimmen. </text:span></text:p>
      <text:p text:style-name="P40">Was meine Ziele noch in diesem Jahr sind, <text:span text:style-name="T24">das könnt ihr in unserem [Kurz-Interview hier </text:span><text:a xlink:type="simple" xlink:href="https://inspiritana.org/blog/überuns/status-update-2017/" text:style-name="Internet_20_link" text:visited-style-name="Visited_20_Internet_20_Link"><text:span text:style-name="T24">https://inspiritana.org/blog/%C3%BCberuns/status-update-2017/</text:span></text:a><text:span text:style-name="T24"> ] lesen. </text:span></text:p>
      <text:p text:style-name="P28">**Insgesamt bin ich unglaublich froh, über meinen Schatten gesprungen zu sein und somit die wohl bisher schönste Zeit meines Lebens erlebt zu ha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2:31:38.188998092</meta:creation-date>
    <dc:date>2017-07-23T23:46:04.360096498</dc:date>
    <meta:editing-duration>PT1H8M43S</meta:editing-duration>
    <meta:editing-cycles>29</meta:editing-cycles>
    <meta:generator>LibreOffice/5.0.3.2$Linux_X86_64 LibreOffice_project/00m0$Build-2</meta:generator>
    <meta:document-statistic meta:table-count="0" meta:image-count="0" meta:object-count="0" meta:page-count="4" meta:paragraph-count="54" meta:word-count="1523" meta:character-count="10660" meta:non-whitespace-character-count="9116"/>
  </office:meta>
</office:document-meta>
</file>